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7.338cm" fo:min-width="9.2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038cm" fo:min-width="4.388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038cm" fo:min-width="4.08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038cm" fo:min-width="6.388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9.138cm" fo:min-width="12.5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038cm" fo:min-width="4.388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038cm" fo:min-width="4.088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draw:stroke="none"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038cm" fo:min-width="4.388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3.938cm" fo:min-width="12.588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000000" draw:marker-start-width="0.518cm" draw:marker-end="Nuolenkärjet_20_1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22.938cm" fo:min-width="12.58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0.638cm" fo:min-width="3.788cm" fo:padding-top="0.231cm" fo:padding-bottom="0.231cm" fo:padding-left="0.356cm" fo:padding-right="0.356cm"/>
      <style:paragraph-properties style:writing-mode="lr-tb"/>
    </style:style>
    <style:style style:name="gr13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2.038cm" fo:min-width="12.688cm" fo:padding-top="0.231cm" fo:padding-bottom="0.231cm" fo:padding-left="0.356cm" fo:padding-right="0.356cm"/>
      <style:paragraph-properties style:writing-mode="lr-tb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0.638cm" fo:min-width="2.384cm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138cm" fo:min-width="4.088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0.638cm" fo:min-width="1.988cm" fo:padding-top="0.231cm" fo:padding-bottom="0.231cm" fo:padding-left="0.356cm" fo:padding-right="0.356cm"/>
      <style:paragraph-properties style:writing-mode="lr-tb"/>
    </style:style>
    <style:style style:name="gr17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8.638cm" fo:min-width="12.588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338cm" fo:min-width="2.888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0.938cm" fo:min-width="10.588cm" fo:padding-top="0.231cm" fo:padding-bottom="0.231cm" fo:padding-left="0.356cm" fo:padding-right="0.3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3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0.638cm" fo:min-width="2.888cm" fo:padding-top="0.231cm" fo:padding-bottom="0.231cm" fo:padding-left="0.356cm" fo:padding-right="0.356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g>
          <draw:custom-shape draw:style-name="gr1" draw:text-style-name="P1" draw:layer="layout" svg:width="10cm" svg:height="7.8cm" svg:x="13.4cm" svg:y="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5.1cm" svg:height="1.5cm" svg:x="15.85cm" svg:y="7.1cm">
            <text:p text:style-name="P2">Log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8cm" svg:height="1.5cm" svg:x="16cm" svg:y="9.7cm">
            <text:p text:style-name="P2">Create accou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7.1cm" svg:height="1.5cm" svg:x="14.85cm" svg:y="5.2cm">
            <text:p text:style-name="P2">Welcome!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13.3cm" svg:height="9.6cm" svg:x="31.7cm" svg:y="6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5.1cm" svg:height="1.5cm" svg:x="38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38.6cm" svg:y="1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7.1cm" svg:height="1.5cm" svg:x="35.2cm" svg:y="7.3cm">
            <text:p text:style-name="P2">Log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32.8cm" svg:y="9.4cm">
            <text:p text:style-name="P2">User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33cm" svg:y="12.2cm">
            <text:p text:style-name="P2">Passwo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32.3cm" svg:y="14.2cm">
            <text:p text:style-name="P2">Bac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38.9cm" svg:y="14.3cm">
            <text:p text:style-name="P2">Continu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3.3cm" svg:height="14.4cm" svg:x="11.9cm" svg:y="2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5.1cm" svg:height="1.5cm" svg:x="18.6cm" svg:y="2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18.9cm" svg:y="2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7.1cm" svg:height="1.5cm" svg:x="15.4cm" svg:y="23.1cm">
            <text:p text:style-name="P2">Create accou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13cm" svg:y="25.2cm">
            <text:p text:style-name="P2">User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13cm" svg:y="28cm">
            <text:p text:style-name="P2">Passwo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12.8cm" svg:y="33.9cm">
            <text:p text:style-name="P2">Bac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19.4cm" svg:y="33.9cm">
            <text:p text:style-name="P2">Continue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30cm" svg:y1="15.4cm" svg:x2="24.4cm" svg:y2="13.9cm">
            <text:p/>
          </draw:line>
          <draw:line draw:style-name="gr10" draw:text-style-name="P3" draw:layer="layout" svg:x1="24.2cm" svg:y1="9.1cm" svg:x2="29.7cm" svg:y2="10.9cm">
            <text:p/>
          </draw:line>
          <draw:line draw:style-name="gr10" draw:text-style-name="P3" draw:layer="layout" svg:x1="20.6cm" svg:y1="21.2cm" svg:x2="19.5cm" svg:y2="16.4cm">
            <text:p/>
          </draw:line>
          <draw:line draw:style-name="gr10" draw:text-style-name="P3" draw:layer="layout" svg:x1="16.1cm" svg:y1="16.6cm" svg:x2="16.9cm" svg:y2="21.9cm">
            <text:p/>
          </draw:line>
          <draw:custom-shape draw:style-name="gr7" draw:text-style-name="P4" draw:layer="layout" svg:width="4.8cm" svg:height="1.5cm" svg:x="18.8cm" svg:y="3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12.9cm" svg:y="30.8cm">
            <text:p text:style-name="P2">Repeat passwor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46.3cm" svg:y1="17.2cm" svg:x2="51.2cm" svg:y2="27.5cm">
            <text:p/>
          </draw:line>
          <draw:custom-shape draw:style-name="gr11" draw:text-style-name="P1" draw:layer="layout" svg:width="13.3cm" svg:height="23.4cm" svg:x="54.6cm" svg:y="2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1cm" svg:x="62.3cm" svg:y="26.4cm">
            <text:p text:style-name="P2">Logo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13.4cm" svg:height="2.5cm" svg:x="54.7cm" svg:y="28.4cm">
            <text:p text:style-name="P5">Teuvo Testilä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13.4cm" svg:height="2.5cm" svg:x="54.7cm" svg:y="30.9cm">
            <text:p text:style-name="P5">Tiina Esimerkkinen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54.9cm" svg:y1="24.9cm" svg:x2="50cm" svg:y2="14.6cm">
            <text:p/>
          </draw:line>
          <draw:custom-shape draw:style-name="gr11" draw:text-style-name="P1" draw:layer="layout" svg:width="13.3cm" svg:height="23.4cm" svg:x="32cm" svg:y="4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3.096cm" svg:height="1.1cm" svg:x="41.8cm" svg:y="46cm">
            <text:p text:style-name="P2">Logo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4.8cm" svg:height="1.6cm" svg:x="36.1cm" svg:y="45.9cm">
            <text:p text:style-name="P2">Teuvo Testilä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2.7cm" svg:height="1.1cm" svg:x="32.7cm" svg:y="46.2cm">
            <text:p text:style-name="P2">Bac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13.3cm" svg:height="19.1cm" svg:x="32cm" svg:y="4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.6cm" svg:height="1.8cm" svg:x="41.1cm" svg:y="62.5cm">
            <text:p text:style-name="P2">Heippa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.6cm" svg:height="1.8cm" svg:x="32.4cm" svg:y="61cm">
            <text:p text:style-name="P2">Moi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11.3cm" svg:height="1.4cm" svg:x="32.9cm" svg:y="65.5cm">
            <text:p text:style-name="P2">Write….<text:tab/><text:tab/><text:tab/><text:tab/>Sen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53.4cm" svg:y1="45.7cm" svg:x2="47.6cm" svg:y2="46.5cm">
            <text:p/>
          </draw:line>
          <draw:line draw:style-name="gr10" draw:text-style-name="P3" draw:layer="layout" svg:x1="47.8cm" svg:y1="48.3cm" svg:x2="53.6cm" svg:y2="47.5cm">
            <text:p/>
          </draw:line>
          <draw:line draw:style-name="gr10" draw:text-style-name="P3" draw:layer="layout" svg:x1="43.2cm" svg:y1="43.2cm" svg:x2="42.8cm" svg:y2="18.2cm">
            <text:p/>
          </draw:line>
          <draw:frame draw:style-name="gr20" draw:text-style-name="P6" draw:layer="layout" svg:width="2.8cm" svg:height="1.4cm" svg:x="50.1cm" svg:y="49.3cm">
            <draw:text-box>
              <text:p>Back</text:p>
            </draw:text-box>
          </draw:frame>
          <draw:frame draw:style-name="gr21" draw:text-style-name="P6" draw:layer="layout" svg:width="6.6cm" svg:height="3.095cm" svg:x="47.5cm" svg:y="41.905cm">
            <draw:text-box>
              <text:p>Mikä tahansa yhteystieto</text:p>
            </draw:text-box>
          </draw:frame>
          <draw:frame draw:style-name="gr21" draw:text-style-name="P6" draw:layer="layout" svg:width="6.6cm" svg:height="3.095cm" svg:x="44.2cm" svg:y="33.305cm">
            <draw:text-box>
              <text:p>Logout</text:p>
            </draw:text-box>
          </draw:frame>
          <draw:frame draw:style-name="gr21" draw:text-style-name="P6" draw:layer="layout" svg:width="6.6cm" svg:height="3.095cm" svg:x="54.2cm" svg:y="18.2cm">
            <draw:text-box>
              <text:p>Logout</text:p>
            </draw:text-box>
          </draw:frame>
          <draw:frame draw:style-name="gr21" draw:text-style-name="P6" draw:layer="layout" svg:width="6.6cm" svg:height="3.095cm" svg:x="44.7cm" svg:y="16.3cm">
            <draw:text-box>
              <text:p>Oikeat tiedot</text:p>
            </draw:text-box>
          </draw:frame>
          <draw:frame draw:style-name="gr21" draw:text-style-name="P6" draw:layer="layout" svg:width="6.6cm" svg:height="3.095cm" svg:x="24.3cm" svg:y="6.6cm">
            <draw:text-box>
              <text:p>Login</text:p>
            </draw:text-box>
          </draw:frame>
          <draw:frame draw:style-name="gr21" draw:text-style-name="P6" draw:layer="layout" svg:width="6.6cm" svg:height="3.095cm" svg:x="25.1cm" svg:y="15.705cm">
            <draw:text-box>
              <text:p>Back</text:p>
            </draw:text-box>
          </draw:frame>
          <draw:frame draw:style-name="gr21" draw:text-style-name="P6" draw:layer="layout" svg:width="6.6cm" svg:height="3.095cm" svg:x="21.3cm" svg:y="18.205cm">
            <draw:text-box>
              <text:p>Oikeat tiedot</text:p>
            </draw:text-box>
          </draw:frame>
          <draw:frame draw:style-name="gr21" draw:text-style-name="P6" draw:layer="layout" svg:width="6.6cm" svg:height="3.095cm" svg:x="12.2cm" svg:y="19.005cm">
            <draw:text-box>
              <text:p>Back</text:p>
            </draw:text-box>
          </draw:frame>
          <draw:custom-shape draw:style-name="gr11" draw:text-style-name="P1" draw:layer="layout" svg:width="13.3cm" svg:height="23.4cm" svg:x="60.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1cm" svg:x="67.9cm" svg:y="2.6cm">
            <text:p text:style-name="P2">Logo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13.4cm" svg:height="2.5cm" svg:x="60.3cm" svg:y="4.6cm">
            <text:p text:style-name="P5">Tiina → Teuvo : Moi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13.4cm" svg:height="2.5cm" svg:x="60.3cm" svg:y="7.1cm">
            <text:p text:style-name="P5">Teuvo → Tiina : Heippa!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47.5cm" svg:y1="12.2cm" svg:x2="58.4cm" svg:y2="12.6cm">
            <text:p/>
          </draw:line>
          <draw:line draw:style-name="gr10" draw:text-style-name="P3" draw:layer="layout" svg:x1="59.4cm" svg:y1="7.6cm" svg:x2="46.3cm" svg:y2="8.1cm">
            <text:p/>
          </draw:line>
          <draw:frame draw:style-name="gr21" draw:text-style-name="P6" draw:layer="layout" svg:width="6.6cm" svg:height="3.095cm" svg:x="50.7cm" svg:y="5.2cm">
            <draw:text-box>
              <text:p>Logout</text:p>
            </draw:text-box>
          </draw:frame>
          <draw:frame draw:style-name="gr22" draw:text-style-name="P6" draw:layer="layout" svg:width="4.8cm" svg:height="1.9cm" svg:x="51.6cm" svg:y="13.2cm">
            <draw:text-box>
              <text:p>Moderaattori kirjautuu</text:p>
            </draw:text-box>
          </draw:frame>
          <draw:custom-shape draw:style-name="gr23" draw:text-style-name="P4" draw:layer="layout" svg:width="3.6cm" svg:height="1.1cm" svg:x="69.6cm" svg:y="5.1cm">
            <text:p text:style-name="P2">Dele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3.6cm" svg:height="1.1cm" svg:x="69.3cm" svg:y="7.6cm">
            <text:p text:style-name="P2">Dele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7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1T17:37:42.025000000</meta:creation-date>
    <dc:date>2022-12-21T18:30:48.846000000</dc:date>
    <meta:editing-duration>PT27M30S</meta:editing-duration>
    <meta:editing-cycles>14</meta:editing-cycles>
    <meta:generator>LibreOffice/7.1.2.2$Windows_X86_64 LibreOffice_project/8a45595d069ef5570103caea1b71cc9d82b2aae4</meta:generator>
    <meta:document-statistic meta:object-count="64"/>
  </office:meta>
</office:document-meta>
</file>